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b19" officeooo:paragraph-rsid="000ffb19"/>
    </style:style>
    <style:style style:name="P2" style:family="paragraph" style:parent-style-name="Standard">
      <style:text-properties officeooo:rsid="0010f28c" officeooo:paragraph-rsid="0010f28c"/>
    </style:style>
    <style:style style:name="T1" style:family="text">
      <style:text-properties officeooo:rsid="00128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s:</text:p>
      <text:p text:style-name="P1">Permissive: any code changes need not be available to recipients; often preferred by companies; BSD-licensed software.</text:p>
      <text:p text:style-name="P1">Restrictive: any code changes must be available to all recipients; called “Copyleft”; GPL.</text:p>
      <text:p text:style-name="P1"/>
      <text:p text:style-name="P2">Proprietary Software:</text:p>
      <text:p text:style-name="P2">Only sw owners have full legal access to the source code</text:p>
      <text:p text:style-name="P2">Trusted partners can be granted inspection rights if they sign a non-disclosure agreement (NDA) → Closed Source</text:p>
      <text:p text:style-name="P2">Software owners my or may not be the authors of the code</text:p>
      <text:p text:style-name="P2">To use proprietary software, end users must accept a license restricting their rights</text:p>
      <text:p text:style-name="P2">- Restrict the user’s rights of re-distribution</text:p>
      <text:p text:style-name="P2">- Indemnif<text:span text:style-name="T1">y</text:span> the product from damages due to either malfunction or misuse</text:p>
      <text:p text:style-name="P2">- Prohibit trying to reconstruct source code or use inside another product</text:p>
      <text:p text:style-name="P2">They may also sometimes restrict how a product is us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6:19:41.154774059</meta:creation-date>
    <dc:date>2022-10-18T16:07:56.597015511</dc:date>
    <meta:editing-duration>PT1H38M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2" meta:word-count="126" meta:character-count="793" meta:non-whitespace-character-count="679"/>
  </office:meta>
</office:document-meta>
</file>